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efectiv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4468085106383" calcext:value-type="float">
            <text:p>0.944680851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953191489361702" calcext:value-type="float">
            <text:p>0.953191489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957446808510638" calcext:value-type="float">
            <text:p>0.9574468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1702127659574" calcext:value-type="float">
            <text:p>0.961702127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61702127659574" calcext:value-type="float">
            <text:p>0.9617021277</text:p>
          </table:table-cell>
        </table:table-row>
        <table:table-row table:style-name="ro1">
          <table:table-cell office:value-type="float" office:value="0.921651" calcext:value-type="float">
            <text:p>0.921651</text:p>
          </table:table-cell>
          <table:table-cell office:value-type="float" office:value="0.961702127659574" calcext:value-type="float">
            <text:p>0.961702127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61702127659574" calcext:value-type="float">
            <text:p>0.96170212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65957446808511" calcext:value-type="float">
            <text:p>0.965957446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61702127659574" calcext:value-type="float">
            <text:p>0.961702127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74468085106383" calcext:value-type="float">
            <text:p>0.97446808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74468085106383" calcext:value-type="float">
            <text:p>0.974468085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2978723404255" calcext:value-type="float">
            <text:p>0.98297872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5744680851064" calcext:value-type="float">
            <text:p>0.99574468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5744680851064" calcext:value-type="float">
            <text:p>0.99574468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B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0:12:46.387608284</meta:creation-date>
    <dc:date>2015-04-15T11:00:09.981118871</dc:date>
    <meta:editing-duration>PT1M43S</meta:editing-duration>
    <meta:editing-cycles>1</meta:editing-cycles>
    <meta:document-statistic meta:table-count="1" meta:cell-count="36" meta:object-count="0"/>
    <meta:generator>LibreOffice/4.4.2.2$Linux_X86_64 LibreOffice_project/c4c7d32d0d49397cad38d62472b0bc8acff48dd6</meta:generator>
  </office:meta>
</office:document-meta>
</file>